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Sans" svg:font-family="'DejaVu Sans'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ff" fo:border="0.06pt solid #c0c0c0"/>
      <style:text-properties fo:color="#000000" style:text-outline="false" style:text-line-through-style="none" style:text-line-through-type="none" style:font-name="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none" style:country-asian="none" style:font-style-asian="normal" style:font-weight-asian="normal" style:font-name-complex="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MUJERES</text:p>
          </table:table-cell>
        </table:table-row>
        <table:table-row table:style-name="ro1">
          <table:table-cell office:value-type="string" calcext:value-type="string">
            <text:p>Abengibre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Alatoz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Albatana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Alborea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Alcadozo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Ayna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Ballestero, El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Bienservida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Bogarra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Carcelén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Casas de Lázaro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Casas de Ves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Corral-Rubio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Férez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Fuensanta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Herrera, La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Hoya-Gonzalo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Jorquera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Molinicos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Motilleja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Navas de Jorquera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Paterna del Madera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Peñascosa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Pétrola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Povedilla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Pozo-Lorente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Pozuelo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Recueja, La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Robledo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Salobre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Vianos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Villapalacios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Villavaliente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Villaverde de Guadalimar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Viveros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Adsubia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Agres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Alcocer de Planes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Alfafara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Alqueria d'Asnar, l'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Benigembla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Benilloba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Benimantell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Benimarfull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Benimeli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Bolulla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Campo de Mirra/Camp de Mirra, el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Castell de Castells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Castell de Guadalest, el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Confrides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Daya Vieja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Gaianes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Gorga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Lorcha/Orxa, l'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Millena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Murla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Orxeta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string" calcext:value-type="string">
            <text:p>Penàguila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Planes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Ràfol d'Almúnia, el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Sagra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Sanet y Negrals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Sella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Senija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Tàrbena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Tormos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Torremanzanas/Torre de les Maçanes, la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Vall de Gallinera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Vall de Laguar, la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Vall d'Ebo, la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Albánchez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Alboloduy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Alcolea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Alcóntar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Alhabia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Alicún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Armuña de Almanzora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Bacares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Bayárcal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Bayarque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Benizalón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Bentarique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Chercos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Enix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Felix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Fondón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string" calcext:value-type="string">
            <text:p>Huécija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Illar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Instinción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Líjar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Lucainena de las Torres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Lúcar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string" calcext:value-type="string">
            <text:p>Nacimiento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Ohanes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Padules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Partaloa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string" calcext:value-type="string">
            <text:p>Paterna del Río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Rágol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Santa Cruz de Marchena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Santa Fe de Mondújar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Senés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Sierro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Somontín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Suflí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Tahal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Terque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Tres Villas, Las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Turrillas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Uleila del Campo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string" calcext:value-type="string">
            <text:p>Urrácal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Velefique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Armiñón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Arraia-Maeztu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Arratzua-Ubarrundia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Baños de Ebro/Mañueta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Barrundia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string" calcext:value-type="string">
            <text:p>Berantevilla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Bernedo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Elburgo/Burgelu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Elvillar/Bilar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Erriberagoitia/Ribera Alta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Harana/Valle de Arana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Iruraiz-Gauna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Kuartango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Lanciego/Lantziego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Lantarón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Lapuebla de Labarca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Leza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Moreda de Álava/Moreda Araba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Peñacerrada-Urizaharra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Samaniego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San Millán/Donemiliaga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Valdegovía/Gaubea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Villabuena de Álava/Eskuernaga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Yécora/Iekora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Zambrana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Amieva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Caravia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Grandas de Salime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Illano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Onís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Peñamellera Alta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Ponga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Proaza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San Martín de Oscos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San Tirso de Abres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Santa Eulalia de Oscos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Santo Adriano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Sobrescobio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Taramundi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Villanueva de Oscos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Adanero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Aldeaseca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Becedas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Bercial de Zapardiel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Berlanas, Las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Bohoyo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Cabezas del Villar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Cardeñosa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Casillas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Colilla, La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Crespos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Cuevas del Valle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Flores de Ávila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Fontiveros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Fresno, El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Gavilanes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Gotarrendura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Guisando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Herradón de Pinares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Higuera de las Dueñas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Horcajada, La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Horcajo de las Torres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Hornillo, El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Hoyocasero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Hoyos del Espino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Langa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Lanzahíta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Maello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Mamblas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Martiherrero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Mijares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Mingorría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Muñana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Muñogalindo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Nava de Arévalo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Navahondilla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Navalacruz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Navalmoral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Navalonguilla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Navalosa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Navalperal de Pinares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Navarredonda de Gredos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Navarredondilla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Navarrevisca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Navatalgordo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Padiernos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Palacios de Goda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Papatrigo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Pedro Bernardo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string" calcext:value-type="string">
            <text:p>Peguerinos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Poyales del Hoyo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San Bartolomé de Pinares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San Esteban del Valle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San Juan de Gredos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San Juan de la Nava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San Juan del Molinillo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San Pedro del Arroyo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Sanchidrián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Santa Cruz del Valle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Santa María del Berrocal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Santa María del Cubillo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Santa María del Tiétar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Serranillos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Solosancho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Sotalbo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Tiñosillos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Tornadizos de Ávila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Torre, La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Velayos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Villanueva de Ávila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Villarejo del Valle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Acedera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Ahillones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string" calcext:value-type="string">
            <text:p>Alconera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Aljucén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Atalaya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Baterno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Benquerencia de la Serena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Calera de León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Calzadilla de los Barros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Carmonita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Casas de Reina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Cordobilla de Lácara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Cristina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Don Álvaro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string" calcext:value-type="string">
            <text:p>Entrín Bajo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Fuente del Arco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Garbayuela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Garlitos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Helechosa de los Montes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Higuera de la Serena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Higuera de Llerena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Hinojosa del Valle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Lapa, La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Llera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string" calcext:value-type="string">
            <text:p>Magacela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Malcocinado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Malpartida de la Serena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Manchita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Mengabril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Morera, La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Nogales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Orellana de la Sierra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Palomas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Peraleda del Zaucejo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Puebla de la Reina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Puebla del Maestre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Puebla del Prior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Rena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Retamal de Llerena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San Pedro de Mérida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string" calcext:value-type="string">
            <text:p>Sancti-Spíritus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Táliga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Tamurejo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Trasierra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Valencia de las Torres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Valencia del Mombuey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Valle de Matamoros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Valverde de Burguillos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Valverde de Llerena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Villagarcía de la Torre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string" calcext:value-type="string">
            <text:p>Villarta de los Montes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Zarza-Capilla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Ariany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string" calcext:value-type="string">
            <text:p>Banyalbufar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Deyá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string" calcext:value-type="string">
            <text:p>Escorca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Estellencs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Fornalutx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Aguilar de Segarra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Alpens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Borredà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Brull, El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Cabanyes, Les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Calders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string" calcext:value-type="string">
            <text:p>Calonge de Segarra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ampins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Carme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Castellcir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Castellfollit del Boix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Castellolí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Collsuspina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Copons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Espunyola, L'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Estany, L'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Fogars de Montclús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Guardiola de Berguedà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Jorba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string" calcext:value-type="string">
            <text:p>Llacuna, La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string" calcext:value-type="string">
            <text:p>Lluçà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Malla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Marganell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Masies de Roda, Les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Monistrol de Calders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Montesquiu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Montmajor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Montseny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Muntanyola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Olvan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Orís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Oristà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Òrrius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acs del Penedès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Perafita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Pontons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Prats de Rei, Els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Puigdàlber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Rajadell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Rellinars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Rupit i Pruit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Saldes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Sant Bartomeu del Grau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Sant Boi de Lluçanès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Sant Cugat Sesgarrigues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Sant Feliu Sasserra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Sant Julià de Cerdanyola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Sant Martí Sesgueioles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Sant Mateu de Bages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Sant Quirze Safaja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Santa Fe del Penedès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Santa Maria de Martorelles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string" calcext:value-type="string">
            <text:p>Tagamanent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Tavèrnoles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Vallcebre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Vilada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Vilalba Sasserra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Vilanova de Sau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Ajangiz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Amoroto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Arantzazu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Arrankudiaga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Arratzu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Arrieta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Artea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Artzentales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Aulesti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Ea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string" calcext:value-type="string">
            <text:p>Elantxobe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Ereño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Errigoiti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Etxebarria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Forua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Fruiz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Galdames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Garai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Gautegiz Arteaga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Gizaburuaga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Ibarrangelu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Ispaster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Izurtza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Kortezubi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Lanestosa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Mañaria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Maruri-Jatabe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Mendata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Mendexa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Meñaka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Morga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Munitibar-Arbatzegi Gerrikaitz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Murueta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Nabarniz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Sukarrieta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Trucios-Turtzioz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Ziortza-Bolibar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Adrada de Haza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Albillos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Arauzo de Miel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Arlanzón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Balbases, Los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Baños de Valdearados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Basconcillos del Tozo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Buniel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Caleruega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Canicosa de la Sierra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Carcedo de Burgos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Cardeñajimeno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Castrillo de la Vega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Castrillo del Val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Castrojeriz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Cavia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Cerezo de Río Tirón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Cilleruelo de Abajo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Cogollos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Covarrubias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Estépar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Fresnillo de las Dueñas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Frías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Fuentelcésped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Fuentespina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Gumiel de Izán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Gumiel de Mercado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Hontoria del Pinar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Horra, La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Hoyales de Roa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Huerta de Rey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Isar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Mecerreyes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Merindad de Cuesta-Urria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Merindad de Montija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Merindad de Sotoscueva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Merindad de Valdeporres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Merindad de Valdivielso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Milagros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Modúbar de la Emparedada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Nava de Roa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Orbaneja Riopico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Palacios de la Sierra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string" calcext:value-type="string">
            <text:p>Pampliega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ancorbo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Pedrosa de Duero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Pedrosa de Río Úrbel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Peñaranda de Duero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Poza de la Sal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Puebla de Arganzón, La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Quemada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Quintanaortuño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Quintanilla del Agua y Tordueles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Quintanilla Vivar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Quintanillas, Las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Rabé de las Calzadas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Regumiel de la Sierra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Revillarruz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San Mamés de Burgos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Santa María del Campo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Santo Domingo de Silos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Sarracín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Sasamón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Sotillo de la Ribera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Sotragero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Sotresgudo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Tardajos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Tordómar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Torresandino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Tórtoles de Esgueva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Trespaderne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string" calcext:value-type="string">
            <text:p>Vadocondes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Valdorros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Valle de las Navas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Valle de Losa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Valle de Santibáñez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Valle de Sedano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Valle de Tobalina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Valle de Valdebezana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Valle de Valdelucio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Vid y Barrios, La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Villahoz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Villalba de Duero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Villalmanzo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Villamayor de los Montes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Villanueva de Gumiel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Villariezo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Villasur de Herreros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Vilviestre del Pinar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Zazuar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Abadía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Abertura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Acebo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Acehúche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string" calcext:value-type="string">
            <text:p>Aceituna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Alagón del Río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Albalá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Alcollarín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Aldea del Cano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Aldea del Obispo, La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Aldeacentenera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Aldeanueva del Camino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Aldehuela de Jerte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Alía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string" calcext:value-type="string">
            <text:p>Arroyomolinos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Arroyomolinos de la Vera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Baños de Montemayor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Barrado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Belvís de Monroy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Berzocana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Bohonal de Ibor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Cabañas del Castillo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Cabezabellosa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Cabrero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Cadalso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Calzadill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Campo Lugar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Carbajo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Carrascalejo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Casares de las Hurdes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Casas de Don Antonio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Casas de Don Gómez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Casas de Millán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Casas del Castañar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Casas del Monte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Casillas de Coria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Cedillo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Cuacos de Yuste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Cumbre, La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Deleitosa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Eljas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string" calcext:value-type="string">
            <text:p>Escurial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Fresnedoso de Ibor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Galisteo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Garciaz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Garganta la Olla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Garganta, La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Gargantilla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Gordo, El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Granja, La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Guijo de Coria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Guijo de Granadilla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Guijo de Santa Bárbara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Herguijuela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Hernán-Pérez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Herrera de Alcántara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Herreruela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Hinojal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Holguera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Hoyos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Ibahernando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Jaraicejo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Marchagaz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Mata de Alcántara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Membrío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Millanes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Mirabel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Mohedas de Granadilla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Morcillo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Navalvillar de Ibor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Navezuelas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Oliva de Plasencia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Palomero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Pasarón de la Vera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Peraleda de San Román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Perales del Puerto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Plasenzuela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Portaje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Portezuelo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Pozuelo de Zarzón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Puerto de Santa Cruz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Rebollar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Robledillo de la Vera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Robledillo de Trujillo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Robledollano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Romangordo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Salorino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Salvatierra de Santiago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San Martín de Trevejo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Santa Ana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Santa Cruz de la Sierra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Santa Cruz de Paniagua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Santa Marta de Magasca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Santiago de Alcántara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Santiago del Campo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Santibáñez el Alto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Santibáñez el Bajo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Saucedilla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string" calcext:value-type="string">
            <text:p>Serrejón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Talaván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string" calcext:value-type="string">
            <text:p>Talaveruela de la Vera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Tejeda de Tiétar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Torno, El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Torre de Don Miguel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Torre de Santa María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Torrecilla de los Ángeles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Torrejón el Rubio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Torremenga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Torremocha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Torrequemada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Valdastillas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Valdelacasa de Tajo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Valdemorales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Valdeobispo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Valverde de la Vera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Vegaviana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Viandar de la Vera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Villa del Campo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Villamesías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Villamiel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Villanueva de la Sierra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Villar de Plasencia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Villar del Pedroso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Villasbuenas de Gata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Zarza de Montánchez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Benaocaz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Torre Alháquime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Villaluenga del Rosario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Anievas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Arredondo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Bárcena de Pie de Concha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string" calcext:value-type="string">
            <text:p>Cabezón de Liébana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Cabuérniga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Camaleño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string" calcext:value-type="string">
            <text:p>Campoo de Yuso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Cieza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Escalante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Herrerías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Lamasón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Luena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Miera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Peñarrubia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Pesaguero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Rasines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Rionansa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Rozas de Valdearroyo, Las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Ruente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Ruesga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Ruiloba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San Pedro del Romeral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San Roque de Riomiera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Santiurde de Reinosa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Saro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Solórzano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string" calcext:value-type="string">
            <text:p>Tojos, Los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Udías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Valdeprado del Río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Valderredible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string" calcext:value-type="string">
            <text:p>Valle de Villaverde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Vega de Liébana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Vega de Pas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Alcudia de Veo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Alfondeguilla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string" calcext:value-type="string">
            <text:p>Algimia de Almonacid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Almedíjar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Azuébar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Bejís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Canet lo Roig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Castellfort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Catí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Caudiel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Cervera del Maestre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Chert/Xert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string" calcext:value-type="string">
            <text:p>Chóvar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Cinctorres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Cirat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Cortes de Arenoso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Costur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Culla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Eslida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string" calcext:value-type="string">
            <text:p>Fanzara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Figueroles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Forcall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Geldo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Jana, la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Llosa, la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Mata de Morella, la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Montán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Montanejos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Navajas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Pobla de Benifassà, la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Portell de Morella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Salzadella, la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San Rafael del Río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Santa Magdalena de Pulpis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string" calcext:value-type="string">
            <text:p>Sierra Engarcerán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Sot de Ferrer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Sueras/Suera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Tales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string" calcext:value-type="string">
            <text:p>Teresa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Tírig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Torás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Toro, El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Torre d'en Doménec, la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Useras/Useres, les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Vall de Almonacid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Vilanova d'Alcolea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Villahermosa del Río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Vistabella del Maestrazgo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Alamillo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Alcoba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Alcubillas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Almadenejos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Almedina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Almuradiel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string" calcext:value-type="string">
            <text:p>Anchuras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Arenales de San Gregorio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Arroba de los Montes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Ballesteros de Calatrava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Cabezarados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Cabezarrubias del Puerto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Cortijos, Los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string" calcext:value-type="string">
            <text:p>Fontanarejo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Fuenllana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Granátula de Calatrava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Guadalmez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string" calcext:value-type="string">
            <text:p>Hinojosas de Calatrava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Horcajo de los Montes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string" calcext:value-type="string">
            <text:p>Labores, Las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Llanos del Caudillo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Luciana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Mestanza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string" calcext:value-type="string">
            <text:p>Navalpino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Navas de Estena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Picón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Pozuelos de Calatrava, Los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Puebla del Príncipe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Puerto Lápice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string" calcext:value-type="string">
            <text:p>Retuerta del Bullaque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string" calcext:value-type="string">
            <text:p>Ruidera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Saceruela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San Lorenzo de Calatrava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Santa Cruz de los Cáñamos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Solana del Pino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Terrinches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Valenzuela de Calatrava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Villamayor de Calatrava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Villanueva de San Carlos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Blázquez, Los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Conquista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Fuente la Lancha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Fuente-Tójar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Granjuela, La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Guijo, El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San Sebastián de los Ballesteros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string" calcext:value-type="string">
            <text:p>Santa Eufemia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Valsequillo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Villaharta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string" calcext:value-type="string">
            <text:p>Zuheros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Acebrón, El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Albaladejo del Cuende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Albalate de las Nogueras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Aliaguilla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Almarcha, La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Almendros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Almodóvar del Pinar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Almonacid del Marquesado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Belinchón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Beteta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Buenache de Alarcón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Buendía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Campos del Paraíso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string" calcext:value-type="string">
            <text:p>Canalejas del Arroyo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Cañada del Hoyo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Cañada Juncosa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Cañamares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Cañaveras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Cañete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Cañizares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Carboneras de Guadazaón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Cardenete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Casas de Benítez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string" calcext:value-type="string">
            <text:p>Casas de Haro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string" calcext:value-type="string">
            <text:p>Casas de los Pinos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Cervera del Llano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Chillarón de Cuenca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Enguídanos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Fuentelespino de Haro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Fuentenava de Jábaga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Graja de Iniesta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Henarejos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Herrumblar, El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Hinojosa, La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Hinojosos, Los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string" calcext:value-type="string">
            <text:p>Hontanaya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Majadas, Las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Mariana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Montalbo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Olivares de Júcar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Osa de la Vega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Palomares del Campo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Peral, El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Pesquera, La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Picazo, El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Pinarejo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Pozoamargo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Pozorrubielos de la Mancha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Pozorrubio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Puebla de Almenara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Saelices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Salvacañete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Santa Cruz de Moya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Santa María de los Llanos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Santa María del Campo Rus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Sotorribas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string" calcext:value-type="string">
            <text:p>Talayuelas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string" calcext:value-type="string">
            <text:p>Tébar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Tinajas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orrejoncillo del Rey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Torrubia del Campo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Tragacet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Tresjuncos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Uclés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Valle de Altomira, El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Vara de Rey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Villaconejos de Trabaque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Villaescusa de Haro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Villagarcía del Llano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string" calcext:value-type="string">
            <text:p>Villalba de la Sierra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Villalba del Rey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Villar de Cañas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Villar de Domingo García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Villar del Humo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Villarejo de Fuentes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Villarejo-Periesteban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Villares del Saz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Villarrubio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Villarta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Villas de la Ventosa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Villaverde y Pasaconsol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Zarza de Tajo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Zarzuela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Abaltzisketa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Aduna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Aizarnazabal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Albiztur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Alkiza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Altzo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Amezketa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Arama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Belauntza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Berrobi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Bidegoian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Elduain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Errezil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Ezkio-Itsaso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Gabiria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Hernialde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Ikaztegieta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Itsasondo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Larraul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Leaburu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Leintz-Gatzaga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Lizartza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Mutiloa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Olaberria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Zerain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Agullana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string" calcext:value-type="string">
            <text:p>Aiguaviva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Albons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Argelaguer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Armentera, L'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string" calcext:value-type="string">
            <text:p>Bàscara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string" calcext:value-type="string">
            <text:p>Bellcaire d'Empordà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Biure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Boadella i les Escaules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Bolvir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Borrassà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Brunyola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Cabanelles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Cabanes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Camós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Campllong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Canet d'Adri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Cantallops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Capmany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Cervià de Ter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Cistella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Colera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Crespià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Darnius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Espolla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Esponellà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Far d'Empordà, El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Foixà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Fontanals de Cerdanya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Fortià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Garrigàs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Garriguella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string" calcext:value-type="string">
            <text:p>Ger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Gombrèn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Gualta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Guils de Cerdanya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Isòvol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Jafre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Juià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Lladó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Llambilles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Llanars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Maçanet de Cabrenys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Madremanya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Maià de Montcal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Masarac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Massanes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Mieres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Molló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Montagut i Oix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Ogassa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Ordis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Osor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Palau-sator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Palol de Revardit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Parlavà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Pau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Pera, La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Planoles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Pont de Molins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Port de la Selva, El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Regencós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Riudaura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Riumors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Rupià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Sant Aniol de Finestres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Sant Climent Sescebes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Sant Feliu de Buixalleu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Sant Jaume de Llierca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Sant Joan de Mollet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Sant Jordi Desvalls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Sant Llorenç de la Muga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Sant Martí de Llémena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Sant Martí Vell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Sant Miquel de Fluvià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Sant Pau de Segúries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Santa Llogaia d'Àlguema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Saus, Camallera i Llampaies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Tallada d'Empordà, La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Terrades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Torroella de Fluvià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Tortellà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Ullà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Ullastret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Vall-llobrega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string" calcext:value-type="string">
            <text:p>Ventalló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Vilabertran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string" calcext:value-type="string">
            <text:p>Viladamat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Viladasens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Vilademuls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Vilallonga de Ter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Vilamacolum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Vilanant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Vila-sacra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Agrón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Alamedilla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Albondón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Albuñán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Albuñuelas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string" calcext:value-type="string">
            <text:p>Aldeire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Alicún de Ortega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Almegíjar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Alpujarra de la Sierra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Alquife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Beas de Granada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Beas de Guadix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Bérchules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Bubión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Busquístar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Cacín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Calahorra, La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Calicasas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Cáñar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Capileira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Cástaras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Cogollos de Guadix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Dehesas de Guadix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Diezma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Dólar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Dúdar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Escúzar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Ferreira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Freila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Gobernador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Gor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string" calcext:value-type="string">
            <text:p>Gorafe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Huélago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Jete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string" calcext:value-type="string">
            <text:p>Lanteira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Lentegí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Lugros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Lújar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Marchal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Morelábor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Murtas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Nívar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Pampaneira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olícar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Pórtugos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Quéntar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Rubite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Santa Cruz del Comercio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Soportújar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Sorvilán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Taha, La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Torre-Cardela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string" calcext:value-type="string">
            <text:p>Torvizcón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Trevélez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Turón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Válor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Ventas de Huelma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Villanueva de las Torres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Víznar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Zagra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string" calcext:value-type="string">
            <text:p>Albalate de Zorita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Albares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Alcocer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Alcolea del Pinar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Almonacid de Zorita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string" calcext:value-type="string">
            <text:p>Anguita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Aranzueque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Armuña de Tajuña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Atienza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Checa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Cogolludo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Corduente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Driebes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Espinosa de Henares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Fuentelencina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Fuentenovilla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Heras de Ayuso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Hita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Hontoba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Illana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Lupiana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Mandayona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Maranchón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Mazuecos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Pareja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Quer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Tendilla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Torre del Burgo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Tórtola de Henares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Valdenuño Fernández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Yebra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Alájar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Almendro, El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Arroyomolinos de León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Berrocal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Cabezas Rubias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Campofrío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Cañaveral de León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Corteconcepción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Cortelazor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Cumbres de San Bartolomé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Fuenteheridos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Granada de Río-Tinto, La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Granado, El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Hinojales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Linares de la Sierra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Marines, Los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Nava, La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Puerto Moral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San Silvestre de Guzmán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Sanlúcar de Guadiana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Santa Ana la Real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Valdelarco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Villanueva de las Cruces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Zufre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string" calcext:value-type="string">
            <text:p>Abiego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Aisa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Albelda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Alberuela de Tubo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Alcalá de Gurrea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Alcalá del Obispo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Alcampell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Alcubierre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Almunia de San Juan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Almuniente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Alquézar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Angüés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Ansó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Arén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Bailo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Ballobar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Banastás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Berbegal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Bielsa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Bierge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Boltaña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Broto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Campo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Canal de Berdún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Candasnos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Canfranc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Capella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Casbas de Huesca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Castejón de Monegros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Castejón de Sos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Castejón del Puente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Castiello de Jaca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Castillonroy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Chimillas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Esplús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tadilla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string" calcext:value-type="string">
            <text:p>Fiscal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Fonz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string" calcext:value-type="string">
            <text:p>Fueva, La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Grado, El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Huerto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Igriés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Ilche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Isábena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Laluenga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Lalueza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Laspaúles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Laspuña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Loarre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Loporzano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Lupiñén-Ortilla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Monflorite-Lascasas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Montanuy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Naval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Nueno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Ontiñena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Osso de Cinca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Panticosa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Peñalba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Peñas de Riglos, Las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Peralta de Alcofea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Peralta de Calasanz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Plan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Poleñino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Pozán de Vero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Puebla de Castro, La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Puente la Reina de Jaca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Pueyo de Santa Cruz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Quicena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Robres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Sahún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Salas Altas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San Esteban de Litera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San Miguel del Cinca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Sangarrén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Santa María de Dulcis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Sena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Siétamo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Sotonera, La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Tardienta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Tella-Sin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Tierz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Torla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Torres de Barbués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Valle de Hecho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string" calcext:value-type="string">
            <text:p>Velilla de Cinca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Vencillón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Villanúa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Villanueva de Sigena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Aldeaquemada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Benatae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Carboneros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Cazalilla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string" calcext:value-type="string">
            <text:p>Escañuela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Espelúy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Génave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Higuera de Calatrava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Hinojares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Hornos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Iznatoraf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Larva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Lupión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Santa Elena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antiago de Calatrava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Torres de Albánchez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string" calcext:value-type="string">
            <text:p>Villarrodrigo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Algadefe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Alija del Infantado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Almanza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Antigua, La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Ardón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Arganza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Balboa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Barjas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Barrios de Luna, Los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Benuza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Bercianos del Páramo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Berlanga del Bierzo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Boca de Huérgano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Borrenes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Brazuelo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Burgo Ranero, El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Burón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Cabreros del Río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Cabrillanes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Calzada del Coto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Candín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Cármenes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Carrocera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Carucedo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Castrillo de la Valduerna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Castrocontrigo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Cea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Cebrones del Río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Cimanes de la Vega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Cimanes del Tejar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Crémenes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Cubillas de Rueda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Destriana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Encinedo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Ercina, La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Fresno de la Vega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Gordaliza del Pino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Gordoncillo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Gradefes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Grajal de Campos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Joarilla de las Matas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Laguna Dalga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Llamas de la Ribera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string" calcext:value-type="string">
            <text:p>Lucillo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Luyego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string" calcext:value-type="string">
            <text:p>Magaz de Cepeda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Mansilla Mayor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Matadeón de los Oteros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Molinaseca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string" calcext:value-type="string">
            <text:p>Murias de Paredes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Noceda del Bierzo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Oencia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Omañas, Las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Oseja de Sajambre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Pajares de los Oteros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Palacios de la Valduerna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Peranzanes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Pobladura de Pelayo García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Posada de Valdeón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Pozuelo del Páramo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Priaranza del Bierzo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Prioro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uebla de Lillo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Quintana del Castillo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Quintana del Marco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Quintana y Congosto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Regueras de Arriba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Riaño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Riego de la Vega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Riello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Rioseco de Tapia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Roperuelos del Páramo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San Cristóbal de la Polantera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San Emiliano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San Esteban de Nogales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San Pedro Bercianos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Sancedo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Santa Colomba de Curueño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Santa Colomba de Somoza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Santa Cristina de Valmadrigal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Santa María de la Isla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Santa María de Ordás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Santa María del Monte de Cea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Santas Martas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Santiago Millas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Sena de Luna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Sobrado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Soto y Amío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Toral de los Guzmanes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Trabadelo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Trucha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Urdiales del Páramo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Val de San Lorenzo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Valdefuentes del Páramo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Valdelugueros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Valdepiélago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Valderrey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Valderrueda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string" calcext:value-type="string">
            <text:p>Valdevimbre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Vecilla, La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Vega de Infanzones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string" calcext:value-type="string">
            <text:p>Vega de Valcarce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Vegacervera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Vegaquemada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Villademor de la Vega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Villagatón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Villamandos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Villamejil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Villamontán de la Valduerna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Villanueva de las Manzanas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Villaobispo de Otero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Villaornate y Castro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Villaquejida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Villares de Órbigo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Villazala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Villazanzo de Valderaduey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Zotes del Páramo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Àger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Alamús, Els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Alàs i Cerc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Albagés, L'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Albi, L'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string" calcext:value-type="string">
            <text:p>Alcanó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Alfés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Algerri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Alins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Almatret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Alt Àneu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Aspa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Avellanes i Santa Linya, Les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Baix Pallars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Barbens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string" calcext:value-type="string">
            <text:p>Baronia de Rialb, La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Bassella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Belianes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Bellaguarda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Bellmunt d'Urgell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Bòrdes, Es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Bovera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Camarasa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Castelldans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Castellnou de Seana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Castelló de Farfanya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Cervià de les Garrigues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Coll de Nargó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Coma i la Pedra, La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Conca de Dalt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Cubells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Espluga Calba, L'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Espot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Esterri d'Àneu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string" calcext:value-type="string">
            <text:p>Fígols i Alinyà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Fondarella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Gavet de la Conca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Granadella, La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Granja d'Escarp, La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Guimerà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Guingueta d'Àneu, La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Isona i Conca Dellà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Ivars de Noguera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Juncosa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Lladorre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Llardecans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Llavorsí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Lles de Cerdanya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Maials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Maldà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Massalcoreig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Menàrguens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Montellà i Martinet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Montferrer i Castellbò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string" calcext:value-type="string">
            <text:p>Montgai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Montoliu de Lleida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Navès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Odèn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Oliola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Olius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string" calcext:value-type="string">
            <text:p>Omellons, Els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Organyà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Os de Balaguer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Ossó de Sió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Penelles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Peramola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Pinós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Plans de Sió, Els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Poal, El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Pobla de Cérvoles, La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Portella, La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Prats i Sansor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Preixana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Preixens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Prullans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Puiggròs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Puigverd d'Agramunt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Rialp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Ribera d'Ondara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Ribera d'Urgellet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Riner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Salàs de Pallars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Sanaüja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Sant Martí de Riucorb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Sant Ramon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Sarroca de Lleida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Sentiu de Sió, La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Sidamon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Soleràs, El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Soriguera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Sudanell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Sunyer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Talarn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Talavera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Tornabous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Torre de Cabdella, La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Torrebesses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Torrefeta i Florejacs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Torrelameu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Torre-serona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Vall de Boí, La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string" calcext:value-type="string">
            <text:p>Vall de Cardós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Vallbona de les Monges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Valls d'Aguilar, Les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Valls de Valira, Les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Vilagrassa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Vilaller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Vilanova de l'Aguda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Vilanova de Meià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Vilanova de Segrià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string" calcext:value-type="string">
            <text:p>Vila-sana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Vinaixa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Muras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Negueira de Muñiz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Ribeira de Piquín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Triacastela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Alameda del Valle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Ambite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Berrueco, El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Brea de Tajo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Cabanillas de la Sierra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Canencia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Corpa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Garganta de los Montes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Gargantilla del Lozoya y Pinilla de Buitrago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Lozoya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Montejo de la Sierra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Olmeda de las Fuentes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Patones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Pezuela de las Torres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Pozuelo del Rey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Puentes Viejas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Redueña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Ribatejada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Rozas de Puerto Real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Santorcaz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string" calcext:value-type="string">
            <text:p>Torremocha de Jarama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string" calcext:value-type="string">
            <text:p>Valdaracete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Valdelaguna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Valdemanco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Valdemaqueda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Valdepiélagos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Valverde de Alcalá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Villamanrique de Tajo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Villavieja del Lozoya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Alfarnatejo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Algatocín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string" calcext:value-type="string">
            <text:p>Alpandeire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Árchez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Benadalid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Benalauría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Benarrabá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Borge, El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Canillas de Albaida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Carratraca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Cartajima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Cútar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Faraján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Genalguacil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Igualeja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Iznate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Jimera de Líbar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Jubrique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Júzcar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Macharaviaya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Parauta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Pujerra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Salares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Sedella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Totalán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Ojós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Ulea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Abárzuza/Abartzuza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Aberin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Aibar/Oibar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Allín/Allin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Améscoa Baja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Ancín/Antzin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Anue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Añorbe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Araitz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Arakil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string" calcext:value-type="string">
            <text:p>Arantza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Arce/Artzi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Areso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Arróniz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string" calcext:value-type="string">
            <text:p>Auritz/Burguete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Bakaiku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Barásoain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Bargota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Basaburua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Beintza-Labaien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Beire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Berbinzana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Bertizarana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Betelu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Cirauqui/Zirauki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Dicastillo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Donamaria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Elgorriaga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Enériz/Eneritz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Ergoiena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Erro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Etxalar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Etxauri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Eulate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Ezcároz/Ezkaroze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Fontellas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string" calcext:value-type="string">
            <text:p>Garínoain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Goizueta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Guesálaz/Gesalatz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Igantzi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Igúzquiza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Imotz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Isaba/Izaba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Ituren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Iturmendi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Juslapeña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Larraun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Lezáun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Liédena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Lizoáin-Arriasgoiti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Lónguida/Longida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Luzaide/Valcarlos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Mañeru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Mélida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Mendaza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Metauten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Miranda de Arga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string" calcext:value-type="string">
            <text:p>Monreal/Elo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Murieta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Murillo el Cuende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Murillo el Fruto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Muruzábal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Obanos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string" calcext:value-type="string">
            <text:p>Ochagavía/Otsagabia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Odieta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Olaibar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Ollo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Orbaizeta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Oteiza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Pitillas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Pueyo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Roncal/Erronkari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San Martín de Unx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Santacara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string" calcext:value-type="string">
            <text:p>Sunbilla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Tiebas-Muruarte de Reta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Uharte-Arakil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Urdazubi/Urdax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Urdiain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Urraul Bajo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Urroz-Villa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Yesa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Zabalza/Zabaltza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Ziordia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Zubieta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Zugarramurdi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Baltar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string" calcext:value-type="string">
            <text:p>Beade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Blancos, Os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string" calcext:value-type="string">
            <text:p>Chandrexa de Queixa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Gomesende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string" calcext:value-type="string">
            <text:p>Larouco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Lobeira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Manzaneda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string" calcext:value-type="string">
            <text:p>Montederramo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string" calcext:value-type="string">
            <text:p>Parada de Sil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Pontedeva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Punxín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Quintela de Leirado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San Xoán de Río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Teixeira, A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Veiga, A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Vilar de Santos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Vilariño de Conso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Xunqueira de Espadanedo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string" calcext:value-type="string">
            <text:p>Ampudia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Amusco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Antigüedad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Autilla del Pino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Becerril de Campos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string" calcext:value-type="string">
            <text:p>Buenavista de Valdavia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Bustillo de la Vega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Calzada de los Molinos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Castrejón de la Peña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Castrillo de Don Juan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Castromocho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Cervatos de la Cueza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Cevico de la Torre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Cisneros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Espinosa de Villagonzalo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Frómista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string" calcext:value-type="string">
            <text:p>Fuentes de Nava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Fuentes de Valdepero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Husillos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Lantadilla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Magaz de Pisuerga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Melgar de Yuso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Monzón de Campos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alenzuela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Pedrosa de la Vega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Pernía, La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Piña de Campos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Pomar de Valdivia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Poza de la Vega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Quintana del Puente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Salinas de Pisuerga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San Cebrián de Campos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Santervás de la Vega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Santoyo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ariego de Cerrato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Torquemada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Villaherreros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Villaluenga de la Vega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Villamoronta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Villarrabé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Villarramiel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string" calcext:value-type="string">
            <text:p>Villaumbrales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Villaviudas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Villoldo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Villota del Páramo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Betancuria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Mondariz-Balneario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Ábalos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Aguilar del Río Alhama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Alcanadre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Alesanco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Anguciana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Anguiano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Arenzana de Abajo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Arnedillo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Arrúbal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Ausejo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Azofra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Badarán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Bañares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Briñas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Briones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Castañares de Rioja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Cihuri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Clavijo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Corera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Cornago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Cuzcurrita de Río Tirón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Galilea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Grañón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Grávalos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Herce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Hormilla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Huércanos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Igea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Lagunilla del Jubera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Leiva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Medrano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Nalda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Ocón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Ollauri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Ortigosa de Cameros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Préjano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Ribafrecha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Rodezno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Santurde de Rioja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Sojuela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Sorzano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Sotés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Tirgo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Torrecilla en Cameros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Tricio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Tudelilla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Uruñuela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Viguera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Villar de Arnedo, El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Villoslada de Cameros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Zarratón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Abusejo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Alaraz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Alba de Yeltes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Aldea del Obispo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Aldealengua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Aldeanueva de Figueroa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Aldearrubia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Aldeaseca de la Frontera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Aldehuela de la Bóveda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Almenara de Tormes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Arabayona de Mógica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Arapiles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Armenteros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Babilafuente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string" calcext:value-type="string">
            <text:p>Bañobárez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Barbadillo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Barruecopardo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Beleña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Boada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Bodón, El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Bóveda del Río Almar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Buenavista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Cabaco, El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Cabeza del Caballo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Cabrillas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Calvarrasa de Arriba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Calzada de Valdunciel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Campo de Peñaranda, El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Candelario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Cantagallo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Cantalapiedra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Cantalpino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Carrascal de Barregas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Carrascal del Obispo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Castellanos de Villiquera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Castillejo de Martín Viejo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Cepeda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Cerro, El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Cespedosa de Tormes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Cipérez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Cubo de Don Sancho, El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Encinas de Abajo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Encinas de Arriba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Endrinal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curial de la Sierra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Espeja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Espino de la Orbada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Florida de Liébana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Fregeneda, La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Fresno Alhándiga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Fuenteguinaldo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Fuenterroble de Salvatierra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Fuentes de Béjar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Galindo y Perahuy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Galinduste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Galisancho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Gallegos de Argañán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Garcihernández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Gomecello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Herguijuela de la Sierra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Hinojosa de Duero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Horcajo Medianero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Huerta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Ituero de Azaba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Lagunilla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Ledrada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Linares de Riofrío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Machacón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Maíllo, El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Mancera de Abajo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Martiago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Martín de Yeltes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Masueco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Matilla de los Caños del Río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Mieza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Miranda de Azán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Miranda del Castañar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Mogarraz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Monleras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Montejo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Montemayor del Río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Morasverdes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Morille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Moriscos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Mozárbez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Narros de Matalayegua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Navales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Navasfrías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Orbada, La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Palaciosrubios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Parada de Arriba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Parada de Rubiales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Paradinas de San Jua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Payo, El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Pedraza de Alba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Pedrosillo de los Aires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Pedroso de la Armuña, El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Peñaparda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Peñarandilla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Pereña de la Ribera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Poveda de las Cintas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Puebla de Azaba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Puente del Congosto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Puerto de Béjar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Rágama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Retortillo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Robleda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Robliza de Cojos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Rollán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San Cristóbal de la Cuesta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string" calcext:value-type="string">
            <text:p>San Esteban de la Sierra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San Felices de los Gallegos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San Martín del Castañar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San Miguel de Valero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San Morales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San Muñoz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San Pedro de Rozados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Sanchotello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Sancti-Spíritus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string" calcext:value-type="string">
            <text:p>Santiago de la Puebla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Santibáñez de Béjar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Santiz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Santos, Los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Saucelle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Sequeros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Serradilla del Arroyo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Sobradillo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Sorihuela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Sotoserrano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Tamames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string" calcext:value-type="string">
            <text:p>Tarazona de Guareña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Tardáguila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Topas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Tordillos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Torresmenudas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Trabanca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Valdecarros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Valdefuentes de Sangusín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Valdelacasa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Valdelosa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Valero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Valverdón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Vecinos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Veguillas, Las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Vellés, La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Villaflores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Villar de Ciervo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Villar de Peralonso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Villarino de los Aires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Villaseco de los Reyes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Villasrubias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Villavieja de Yeltes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Villoruela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Vilvestre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Yecla de Yeltes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Abades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string" calcext:value-type="string">
            <text:p>Aguilafuente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Aldea Real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Arcones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Bernardos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Bernuy de Porreros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Boceguillas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Cabezuela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Campo de San Pedro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Chañe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Codorniz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Escalona del Prado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Escarabajosa de Cabezas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Espirdo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Fresno de Cantespino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Fuente el Olmo de Fuentidueña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Fuentepelayo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Fuenterrebollo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Fuentesaúco de Fuentidueña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Garcillán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Gomezserracín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Grajera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Hontalbilla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Ituero y Lama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Juarros de Voltoya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Lastras de Cuéllar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Losa, La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Martín Muñoz de las Posadas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Marugán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Mata de Cuéllar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Mozoncillo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string" calcext:value-type="string">
            <text:p>Muñopedro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Navafría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Navas de Riofrío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Navas de San Antonio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Nieva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Olombrada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Ortigosa del Monte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Otero de Herreros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Pedraza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Prádena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Rapariegos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Remondo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Sacramenia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Samboal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San Martín y Mudrián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San Pedro de Gaíllos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Sangarcía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Santa María la Real de Nieva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Santiuste de San Juan Bautista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Santo Tomé del Puerto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Sebúlcor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Torrecilla del Pinar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Torreiglesias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Trescasas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Vallelado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Valseca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Veganzones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Vegas de Matute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Villaverde de Íscar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Zarzuela del Monte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Zarzuela del Pinar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Castilleja del Campo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Garrobo, El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string" calcext:value-type="string">
            <text:p>Lora de Estepa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Madroño, El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San Nicolás del Puerto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Abejar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Almarza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Almenar de Soria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Borobia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Cabrejas del Pinar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Cidones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Deza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Garray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Gómara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Langa de Duero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Matamala de Almazán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Medinaceli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Monteagudo de las Vicarías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Morón de Almazán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Navaleno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string" calcext:value-type="string">
            <text:p>Quintana Redonda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Rábanos, Los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Royo, El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San Pedro Manrique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Santa María de Huerta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Tardelcuende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Valdemaluque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Vinuesa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string" calcext:value-type="string">
            <text:p>Aiguamúrcia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string" calcext:value-type="string">
            <text:p>Albiol, L'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Aldover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Aleixar, L'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string" calcext:value-type="string">
            <text:p>Alfara de Carles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Alió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Arnes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Barberà de la Conca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Bellmunt del Priorat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Benifallet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Blancafort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Bonastre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Bot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Bràfim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Cabacés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Capçanes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Caseres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Cornudella de Montsant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string" calcext:value-type="string">
            <text:p>Duesaigües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Figuerola del Camp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Freginals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Galera, La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Garcia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Ginestar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string" calcext:value-type="string">
            <text:p>Godall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Gratallops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Guiamets, Els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Marçà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Mas de Barberans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Masllorenç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Masó, La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Maspujols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Masroig, El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Miravet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Molar, El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Montferri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Nou de Gaià, La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Nulles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Palma d'Ebre, La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Paüls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Pira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Pobla de Massaluca, La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Poboleda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Pont d'Armentera, El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Porrera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Pradell de la Teixeta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Prades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ratdip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Querol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Rasquera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Riba, La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Rocafort de Queralt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Rodonyà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Rourell, El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Salomó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Solivella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Tivenys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string" calcext:value-type="string">
            <text:p>Torre de l'Espanyol, La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Ulldemolins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Vespella de Gaià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Vilabella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Vilalba dels Arcs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Vilanova d'Escornalbou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Vilaplana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Vilaverd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Vimbodí i Poblet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Vinebre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Aguaviva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Alacón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Alba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Albentosa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Alcalá de la Selva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Alfambra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Aliaga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Alloza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Arens de Lledó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Argente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Ariño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Báguena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Beceite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Bello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Berge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Bronchales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Burbáguena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Caminreal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Cantavieja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Castellote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Castelserás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Cedrillas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Celadas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Codoñera, La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Cretas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Ejulv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Escucha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Estercuel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Foz-Calanda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Fresneda, La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Fuentes Clara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Fuentespalda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Gea de Albarracín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Guadalaviar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Iglesuela del Cid, La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Linares de Mora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Manzanera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Martín del Río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Mata de los Olmos, La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Mazaleón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Molinos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Monroyo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Mosqueruela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Muniesa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Odón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Ojos Negros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Olba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Oliete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Orihuela del Tremedal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Peñarroya de Tastavins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Perales del Alfambra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Portellada, La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Puebla de Híjar, La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Puebla de Valverde, La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Royuela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Rubielos de Mora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Samper de Calanda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Tornos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Torrecilla de Alcañiz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Torrevelilla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Torrijo del Campo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Urrea de Gaén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Valdealgorfa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Valdeltormo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Valjunquera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Villafranca del Campo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Villarquemado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Villastar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Villel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Vinaceite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Albarreal de Tajo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Alcabón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Alcañizo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Alcolea de Tajo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string" calcext:value-type="string">
            <text:p>Aldeanueva de Barbarroya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Aldeanueva de San Bartolomé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Almendral de la Cañada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Almonacid de Toledo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Arcicóllar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string" calcext:value-type="string">
            <text:p>Azután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Barcience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Buenaventura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Cabañas de Yepes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Cabezamesada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Caleruela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Calzada de Oropesa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Camarenilla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Campillo de la Jara, El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Cardiel de los Montes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Carmena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Carriches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Casasbuenas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Castillo de Bayuela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Cerralbos, Los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Cervera de los Montes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Chueca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Ciruelos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Domingo Pérez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Erustes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Espinoso del Rey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Estrella, La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Herencias, Las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Herreruela de Oropesa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Hinojosa de San Vicente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Hormigos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Huecas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Iglesuela, La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Layos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Lucillos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Manzaneque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Maqueda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Marjaliza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Mascaraque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Mata, La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string" calcext:value-type="string">
            <text:p>Mesegar de Tajo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Mohedas de la Jara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Montearagón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Montesclaros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Nava de Ricomalillo, La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Navamorcuende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Noez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Nombela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Otero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Palomeque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string" calcext:value-type="string">
            <text:p>Parrillas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Pelahustán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Puerto de San Vicente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Rielves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string" calcext:value-type="string">
            <text:p>Robledo del Mazo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Romeral, El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San Bartolomé de las Abiertas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San Martín de Montalbán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string" calcext:value-type="string">
            <text:p>San Martín de Pusa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Santa Ana de Pusa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Santo Domingo-Caudilla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Sevilleja de la Jara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Torralba de Oropesa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Torrecilla de la Jara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Torrico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Totanés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Turleque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Valdeverdeja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Ventas de San Julián, Las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Villamiel de Toledo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string" calcext:value-type="string">
            <text:p>Villaminaya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Villamuelas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Villanueva de Bogas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Yunclillos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string" calcext:value-type="string">
            <text:p>Alcublas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Alfara de la Baronia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Alfauir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Algar de Palancia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Almiserà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Alpuente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Andilla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Aras de los Olmos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Bèlgida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Bellús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Benavites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Beneixida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Beniatjar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Benicolet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Benicull de Xúquer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Beniflá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Benimuslem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Benissoda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Bicorp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Bugarra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alles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Casas Bajas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Castielfabib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Caudete de las Fuentes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Cerdà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Cher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Chulilla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Cortes de Pallás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string" calcext:value-type="string">
            <text:p>Cotes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Domeño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Dos Aguas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Emperador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Ènova, l'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string" calcext:value-type="string">
            <text:p>Fontanars dels Alforins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Fuenterrobles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Gátova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Gestalgar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Granja de la Costera, la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Guadasséquies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Guardamar de la Safor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Higueruelas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Jalance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Jarafuel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Llocnou de Sant Jeroni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Llocnou d'En Fenollet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string" calcext:value-type="string">
            <text:p>Losa del Obispo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Millares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Montitxelvo/Montichelvo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Novelé/Novetlè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Otos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Palmera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Palomar, el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Quesa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Ráfol de Salem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Salem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Sant Joanet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Sellent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Sot de Chera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Teresa de Cofrentes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Terrateig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Titaguas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Torrebaja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Torres Torres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Villargordo del Cabriel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Yesa, La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Zarra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Aguilar de Campos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Alcazarén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Aldea de San Miguel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Ataquines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Becilla de Valderaduey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Bercero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Bobadilla del Campo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Bolaños de Campos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Canalejas de Peñafiel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Casasola de Arión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Castrejón de Trabancos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astromonte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Castronuevo de Esgueva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Castronuño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Ceinos de Campos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Ciguñuela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Cogeces del Monte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Corcos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Cubillas de Santa Marta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Cuenca de Campos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ncinas de Esgueva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Esguevillas de Esgueva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Fresno el Viejo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Geria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Langayo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Megeces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Montemayor de Pililla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Mota del Marqués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Mucientes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Nueva Villa de las Torres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Olivares de Duero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Olmos de Esgueva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Parrilla, La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Peñaflor de Hornija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Pesquera de Duero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Piña de Esgueva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Pollos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Pozal de Gallinas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Pozaldez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Rubí de Bracamonte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San Miguel del Arroyo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San Miguel del Pino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San Pedro de Latarce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San Román de Hornija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Sardón de Duero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Siete Iglesias de Trabancos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Tiedra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Tordehumos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Torrecilla de la Abadesa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Torrecilla de la Orden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Torrelobatón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Trigueros del Valle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Unión de Campos, La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Valbuena de Duero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Valdenebro de los Valles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Valoria la Buena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Villabáñez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Villafranca de Duero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Villafrechós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Villagarcía de Campos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Villalar de los Comuneros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Villalba de los Alcores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Villanueva de los Caballeros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Villaverde de Medina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Villavicencio de los Caballeros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Viloria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Wamba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Almaraz de Duero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Almeida de Sayago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Andavías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Arcenillas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Arcos de la Polvorosa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Argujillo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Arrabalde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Aspariegos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Asturianos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Ayoó de Vidriales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Barcial del Barco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Belver de los Montes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Benegiles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Bóveda de Toro, La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Bretocino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Burganes de Valverde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Calzadilla de Tera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Camarzana de Tera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string" calcext:value-type="string">
            <text:p>Cañizal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Cañizo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Carbajales de Alba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Casaseca de las Chanas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Castrogonzalo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Castronuevo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Castroverde de Campos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Cerecinos de Campos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Cobreros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Coomonte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Cubillos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Cubo de Tierra del Vino, El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Faramontanos de Tábara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Fariza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Ferreras de Abajo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Ferreras de Arriba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Ferreruela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Figueruela de Arriba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Fonfría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Fresno de la Ribera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Fresno de Sayago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Fuentelapeña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Fuentes de Ropel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Fuentespreadas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Gallegos del Río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Gema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Granja de Moreruela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Guarrate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Hermisende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Hiniesta, La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Losacino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Lubián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Maderal, El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Madridanos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Mahide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Manganeses de la Lampreana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Manganeses de la Polvorosa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Manzanal de Arriba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Mayalde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Melgar de Tera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Micereces de Tera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Milles de la Polvorosa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Molacillos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Mombuey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Monfarracinos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string" calcext:value-type="string">
            <text:p>Montamarta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Moral de Sayago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Moraleja de Sayago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Morales de Rey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Morales de Toro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Morales de Valverde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Moralina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Moreruela de los Infanzones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Moreruela de Tábara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Muelas del Pan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Muga de Sayago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Olmillos de Castro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Pajares de la Lampreana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Palacios de Sanabria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Palacios del Pan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Pedralba de la Pradería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Pego, El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Peleagonzalo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Peleas de Abajo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Peñausende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Perdigón, El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Pereruela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Pinilla de Toro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Piñero, El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Pobladura del Valle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Pozoantiguo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Pueblica de Valverde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Quiruelas de Vidriales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Rabanales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ábano de Aliste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Revellinos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Riofrío de Aliste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Rionegro del Puente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Roales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Robleda-Cervantes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Rosinos de la Requejada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San Cebrián de Castro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San Justo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San Miguel de la Ribera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San Pedro de Ceque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San Pedro de la Nave-Almendra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San Vicente de la Cabeza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San Vitero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Santa Colomba de las Monjas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Santa Croya de Tera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Santa María de la Vega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Santibáñez de Tera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Santovenia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Sanzoles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Tábara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string" calcext:value-type="string">
            <text:p>Torregamones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Torres del Carrizal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Trabazos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Vadillo de la Guareña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Valcabado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Vega de Tera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Venialbo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Vezdemarbán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Villabrázaro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Villabuena del Puente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Villadepera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Villaescusa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Villafáfila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Villalazán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Villalba de la Lampreana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Villalcampo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Villalobos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Villamayor de Campos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Villamor de los Escuderos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Villanázar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Villanueva de Azoague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Villanueva del Campo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Villar del Buey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Villardeciervos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Villarrín de Campos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Villaseco del Pan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Villaveza del Agua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Viñas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Aguarón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Aguilón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Alcalá de Ebro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Almolda, La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Almonacid de la Cuba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Almonacid de la Sierra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Alpartir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Ambel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Aniñón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Arándiga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Azuara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Bárboles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ardallur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Belmonte de Gracián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Boquiñeni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Botorrita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Bujaraloz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Bulbuente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Bureta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Cabañas de Ebro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Castejón de Valdejasa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Castiliscar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Cervera de la Cañada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Cetina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Chiprana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Codo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osuenda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Encinacorba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Erla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Farlete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Fayón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Frasno, El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Fuendejalón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string" calcext:value-type="string">
            <text:p>Fuentes de Jiloca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Gotor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Grisén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Herrera de los Navarros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Ibdes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Jaraba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Jarque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Jaulín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Joyosa, La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Lécera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Letux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Longares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Lucena de Jalón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Luesia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Lumpiaque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string" calcext:value-type="string">
            <text:p>Luna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Maleján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Malón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Mediana de Aragón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Mesones de Isuela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Mezalocha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Miedes de Aragón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Monegrillo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Monreal de Ariza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Morés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Moros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Moyuela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Munébrega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Nonaspe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string" calcext:value-type="string">
            <text:p>Novallas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string" calcext:value-type="string">
            <text:p>Novillas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Nuévalos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Nuez de Ebro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Osera de Ebro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Paniza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Paracuellos de Jiloca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Perdiguera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Plasencia de Jalón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Pozuelo de Aragón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Pradilla de Ebro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Rueda de Jalón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Sabiñán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Salillas de Jalón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Salvatierra de Esca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San Martín de la Virgen de Moncayo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Sestrica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Sierra de Luna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Sos del Rey Católico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Tabuenca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Terrer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Tobed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Torrellas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Torrijo de la Cañada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Uncastillo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Urrea de Jalón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Used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Velilla de Ebro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Vera de Moncayo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Villafranca de Ebro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string" calcext:value-type="string">
            <text:p>Villalengua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Villanueva de Huerva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Villarreal de Huerva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Villarroya de la Sierra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Zaida, La</text:p>
          </table:table-cell>
          <table:table-cell office:value-type="float" office:value="248" calcext:value-type="float">
            <text:p>2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DejaVu Sans" svg:font-family="'DejaVu Sans'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5T20:48:34.942000000</meta:creation-date>
    <dc:date>2021-09-25T20:49:00.008000000</dc:date>
    <meta:editing-duration>PT25S</meta:editing-duration>
    <meta:editing-cycles>1</meta:editing-cycles>
    <meta:document-statistic meta:table-count="1" meta:cell-count="4946" meta:object-count="0"/>
    <meta:generator>LibreOffice/7.2.1.2$Windows_X86_64 LibreOffice_project/87b77fad49947c1441b67c559c339af8f3517e22</meta:generator>
  </office:meta>
</office:document-meta>
</file>